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/>
    </style:style>
    <style:style style:name="P3" style:family="paragraph" style:parent-style-name="Footer">
      <style:text-properties style:font-name="Bitstream Vera Sans"/>
    </style:style>
    <style:style style:name="P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style:font-name-asian="Times New Roman" style:font-size-asian="10pt" style:language-asian="nl" style:country-asian="NL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" fo:font-size="10pt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Arial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Bitstream Vera Sans" fo:font-size="10pt" style:font-size-asian="10pt" style:font-size-complex="10pt"/>
    </style:style>
    <style:style style:name="P15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font-name="Bitstream Vera Sans" fo:font-size="10pt" style:font-size-asian="10pt" style:font-size-complex="10pt"/>
    </style:style>
    <style:style style:name="P1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Bitstream Vera Sans" fo:font-size="10pt" fo:language="nl" fo:country="NL" style:font-name-asian="Courier New" style:font-size-asian="10pt" style:font-name-complex="Courier New" style:font-size-complex="10pt"/>
    </style:style>
    <style:style style:name="P1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Bitstream Vera Sans" fo:font-size="10pt" fo:language="nl" fo:country="NL" style:font-size-asian="10pt" style:font-size-complex="10pt"/>
    </style:style>
    <style:style style:name="P1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19" style:family="paragraph" style:parent-style-name="Standard" style:list-style-name="L1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style:use-window-font-color="true" style:font-name="Bitstream Ver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Preformatted_20_Text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kst_20_zonder_20_opmaak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Arial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Tekst_20_zonder_20_opmaak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Arial" fo:language="en" fo:country="GB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P24" style:family="paragraph" style:parent-style-name="Tekst_20_zonder_20_opmaak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style:font-name-asian="Times New Roman" style:font-size-asian="10pt" style:language-asian="nl" style:country-asian="NL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5" style:family="paragraph" style:parent-style-name="Tekst_20_zonder_20_opmaak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style:font-name-asian="Times New Roman" style:font-size-asian="10pt" style:language-asian="nl" style:country-asian="NL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P26" style:family="paragraph" style:parent-style-name="Tekst_20_zonder_20_opmaak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kst_20_zonder_20_opmaak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style:font-name-asian="Times New Roman" style:font-size-asian="10pt" style:language-asian="nl" style:country-asian="NL" style:font-style-asian="normal" style:font-weight-asian="normal" style:font-name-complex="Courier New1" style:font-size-complex="10pt" style:language-complex="ar" style:country-complex="SA" style:font-style-complex="normal" style:font-weight-complex="normal"/>
    </style:style>
    <style:style style:name="P28" style:family="paragraph" style:parent-style-name="Tekst_20_zonder_20_opmaak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style:font-name-asian="Times New Roman" style:font-size-asian="10pt" style:language-asian="nl" style:country-asian="NL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9" style:family="paragraph" style:parent-style-name="Tekst_20_zonder_20_opmaak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" fo:font-size="10pt" fo:language="nl" fo:country="NL" fo:font-style="normal" style:text-underline-style="none" fo:font-weight="normal" style:font-name-asian="Times New Roman" style:font-size-asian="10pt" style:language-asian="nl" style:country-asian="NL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" style:family="text">
      <style:text-properties fo:language="nl" fo:country="NL"/>
    </style:style>
    <style:style style:name="T2" style:family="text">
      <style:text-properties fo:language="nl" fo:country="NL" style:language-asian="nl" style:country-asian="NL"/>
    </style:style>
    <style:style style:name="T3" style:family="text">
      <style:text-properties fo:language="nl" fo:country="NL" style:font-name-complex="Courier New1"/>
    </style:style>
    <style:style style:name="T4" style:family="text">
      <style:text-properties style:text-underline-style="none"/>
    </style:style>
    <style:style style:name="T5" style:family="text">
      <style:text-properties style:use-window-font-color="true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fo:language="en" fo:country="GB" fo:font-style="normal" style:text-underline-style="none" fo:font-weight="normal" style:font-name-asian="Times New Roman" style:language-asian="nl" style:country-asian="NL" style:font-style-asian="normal" style:font-weight-asian="normal" style:font-name-complex="Arial" style:language-complex="ar" style:country-complex="SA" style:font-style-complex="normal" style:font-weight-complex="normal"/>
    </style:style>
    <style:style style:name="T7" style:family="text">
      <style:text-properties style:use-window-font-color="true" style:font-name="Bitstream Vera Sans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font-name="Bitstream Vera Sans" fo:font-size="10pt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use-window-font-color="true" style:font-name="Bitstream Vera Sans" fo:font-size="10pt" fo:language="en" fo:country="GB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style:use-window-font-color="true" style:font-name="Bitstream Vera Sans" fo:font-size="10pt" fo:language="en" fo:country="GB" fo:font-style="normal" style:text-underline-style="none" fo:font-weight="normal" style:font-name-asian="Times New Roman" style:font-size-asian="10pt" style:language-asian="nl" style:country-asian="NL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1" style:family="text">
      <style:text-properties style:use-window-font-color="true" style:font-name="Bitstream Vera Sans" fo:font-size="10pt" fo:language="en" fo:country="GB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font-name-complex="Arial"/>
    </style:style>
    <style:style style:name="T14" style:family="text">
      <style:text-properties style:text-line-through-style="none"/>
    </style:style>
    <style:style style:name="T15" style:family="text">
      <style:text-properties style:text-line-through-style="none" style:text-underline-style="solid" style:text-underline-width="auto" style:text-underline-color="font-color"/>
    </style:style>
    <style:style style:name="T16" style:family="text">
      <style:text-properties fo:language="en" fo:country="GB"/>
    </style:style>
    <style:style style:name="T17" style:family="text">
      <style:text-properties fo:language="en" fo:country="GB" fo:font-weight="normal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Bitstream Vera Sans" fo:font-size="10pt" style:font-size-asian="10pt" style:font-size-complex="10pt"/>
    </style:style>
    <style:style style:name="T20" style:family="text">
      <style:text-properties style:font-name="Bitstream Vera Sans" fo:font-size="10pt" style:font-size-asian="10pt" style:font-name-complex="Arial" style:font-size-complex="10pt"/>
    </style:style>
    <style:style style:name="T21" style:family="text">
      <style:text-properties style:font-name="Bitstream Vera Sans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Bitstream Vera Sans" fo:font-size="10pt" fo:language="en" fo:country="GB" style:font-size-asian="10pt" style:font-name-complex="Arial" style:font-size-complex="10pt"/>
    </style:style>
    <style:style style:name="T23" style:family="text">
      <style:text-properties style:font-name="Bitstream Vera Sans" fo:font-size="10pt" style:font-name-asian="Times New Roman" style:font-size-asian="10pt" style:font-size-complex="10pt" style:language-complex="ar" style:country-complex="SA"/>
    </style:style>
    <style:style style:name="T24" style:family="text">
      <style:text-properties style:font-name="Bitstream Vera Sans" fo:font-size="10pt" style:font-name-asian="Times New Roman" style:font-size-asian="10pt" style:language-asian="nl" style:country-asian="NL" style:font-name-complex="Courier New1" style:font-size-complex="10pt" style:language-complex="ar" style:country-complex="SA"/>
    </style:style>
    <style:style style:name="T25" style:family="text">
      <style:text-properties style:font-name="Bitstream Vera Sans" fo:font-size="10pt" style:font-name-asian="Times New Roman" style:font-size-asian="10pt" style:language-asian="nl" style:country-asian="NL" style:font-size-complex="10pt" style:language-complex="ar" style:country-complex="SA"/>
    </style:style>
    <text:list-style style:name="L1">
      <text:list-level-style-number text:level="1" text:style-name="Numbering_20_Symbols" style:num-suffix=" " style:num-format="1"/>
      <text:list-level-style-number text:level="2" text:style-name="Numbering_20_Symbols" style:num-suffix="." style:num-format="1">
        <style:list-level-properties text:space-before="0.251cm" text:min-label-width="0.25cm"/>
      </text:list-level-style-number>
      <text:list-level-style-number text:level="3" text:style-name="Numbering_20_Symbols" style:num-suffix="." style:num-format="1">
        <style:list-level-properties text:space-before="0.499cm" text:min-label-width="0.499cm"/>
      </text:list-level-style-number>
      <text:list-level-style-number text:level="4" text:style-name="Numbering_20_Symbols" style:num-suffix="." style:num-format="1">
        <style:list-level-properties text:space-before="1cm" text:min-label-width="1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prefix=" " style:num-suffix=" " style:num-format="1"/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cm" text:min-label-width="1.25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/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cm" text:min-label-width="1.25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prefix=" " style:num-suffix=" " style:num-format="1"/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9">Installatie voorbereiden</text:p>
        </text:list-item>
      </text:list>
      <text:list text:style-name="L2">
        <text:list-header>
          <text:p text:style-name="P4"/>
          <text:list>
            <text:list-item>
              <text:p text:style-name="P4">Zet alle randapparatuur aan</text:p>
              <text:list>
                <text:list-item>
                  <text:p text:style-name="P4">Printer</text:p>
                  <text:p text:style-name="P4"/>
                  <text:p text:style-name="P4"/>
                </text:list-item>
              </text:list>
            </text:list-item>
          </text:list>
        </text:list-header>
        <text:list-item>
          <text:p text:style-name="P4">Linux Ubuntu 6.10 “Edgy Eft” installeren</text:p>
          <text:p text:style-name="P4"/>
          <text:list>
            <text:list-item>
              <text:p text:style-name="P4">Zorg dat de computer eerst opstart vanaf CD-ROM (Setup BIOS via Delete-toets)</text:p>
              <text:p text:style-name="P4"/>
            </text:list-item>
            <text:list-item>
              <text:p text:style-name="P12">Start de computer vanaf Ubuntu Live CD</text:p>
              <text:p text:style-name="P12"/>
            </text:list-item>
            <text:list-item>
              <text:p text:style-name="P4">Installeer Ubuntu</text:p>
              <text:list>
                <text:list-item>
                  <text:p text:style-name="P4">Toetsenbordindeling: U.S. English - International (with dead keys)</text:p>
                </text:list-item>
                <text:list-item>
                  <text:p text:style-name="P6">Naam: <text:span text:style-name="T4">Karel Zimmer, </text:span>Aanmeldnaam<text:span text:style-name="T4">: karel, Naam van deze computer: PC1</text:span></text:p>
                </text:list-item>
                <text:list-item>
                  <text:p text:style-name="P8">Installeer op /dev/hdb</text:p>
                </text:list-item>
                <text:list-item>
                  <text:p text:style-name="P8">Kies Volledige schijf wissen</text:p>
                  <text:p text:style-name="P8"/>
                </text:list-item>
              </text:list>
            </text:list-item>
            <text:list-item>
              <text:p text:style-name="P8">Zorg dat de computer eerst opstart vanaf Hard Drive (C:) (Setup BIOS via Delete-toets)</text:p>
              <text:p text:style-name="P8"/>
            </text:list-item>
            <text:list-item>
              <text:p text:style-name="P8">Aanmelden als karel</text:p>
              <text:list>
                <text:list-item>
                  <text:p text:style-name="P8">Software-updates installeren</text:p>
                </text:list-item>
                <text:list-item>
                  <text:p text:style-name="P8">Open karel's persoonlijke map en selecteer Eenmalig klikken om items te activeren</text:p>
                </text:list-item>
                <text:list-item>
                  <text:p text:style-name="P8">Wijzig aliassen</text:p>
                  <text:list>
                    <text:list-item>
                      <text:p text:style-name="P8">$ <text:span text:style-name="T5">gedit .bashrc</text:span></text:p>
                    </text:list-item>
                    <text:list-item>
                      <text:p text:style-name="P8">Haal onder “# some more aliasses” de # weg voor alias ll en alias la</text:p>
                    </text:list-item>
                    <text:list-item>
                      <text:p text:style-name="P8">Wijzig alias la van ls -A naar ls -la</text:p>
                    </text:list-item>
                  </text:list>
                </text:list-item>
                <text:list-item>
                  <text:p text:style-name="P8">Wijzig opstarten</text:p>
                  <text:list>
                    <text:list-item>
                      <text:p text:style-name="P21">$ sudo cp /boot/grub/menu.lst /boot/grub/menu.lst.kzbackup</text:p>
                    </text:list-item>
                    <text:list-item>
                      <text:p text:style-name="P21">$ gksudo gedit /boot/grub/menu.lst</text:p>
                      <text:list>
                        <text:list-item>
                          <text:p text:style-name="P8">Zet # voor “title Other operating systems:” en voor “root” daaronder</text:p>
                        </text:list-item>
                        <text:list-item>
                          <text:p text:style-name="P8">Knip “title Microsoft Windows XP Professional ...” t/m “chainloader +1”</text:p>
                        </text:list-item>
                        <text:list-item>
                          <text:p text:style-name="P14"><text:span text:style-name="T5">Plak na “</text:span># Put static boot stanzas before ...” en voor “### BEGIN AUTOMAGIC KERNELS”</text:p>
                        </text:list-item>
                      </text:list>
                    </text:list-item>
                  </text:list>
                </text:list-item>
                <text:list-item>
                  <text:p text:style-name="P8">Voeg gebruiker toe met Gebruikersnaam: gast, Echte naam: Gastgebruik PC1</text:p>
                </text:list-item>
              </text:list>
            </text:list-item>
          </text:list>
        </text:list-item>
        <text:list-item>
          <text:p text:style-name="P20"><text:span text:style-name="T5">Backup terugzetten, s</text:span>oftware en hardware installeren. <text:span text:style-name="T12">Aangemeld als karel</text:span></text:p>
          <text:p text:style-name="P10"/>
          <text:list>
            <text:list-item>
              <text:p text:style-name="P8">Backup terugzetten</text:p>
              <text:list>
                <text:list-item>
                  <text:p text:style-name="P11">$ sudo nautilus</text:p>
                </text:list-item>
                <text:list-item>
                  <text:p text:style-name="P11">Kopieer meest recente Backup-PC1<text:span text:style-name="T16">-jjjj-mm-dd-uu.mm.ss.tar.gz</text:span> naar /root</text:p>
                </text:list-item>
                <text:list-item>
                  <text:p text:style-name="P13"><text:span text:style-name="T19">$ sudo tar xvC / -f /root/Backup-PC1-jjjj-mm-dd-uu.mm.ss.tar.gz home/karel/scripts/restore<text:line-break/>of via script backup, zie </text:span><text:a xlink:type="simple" xlink:href="http://www.karelzimmer.nl/"><text:span text:style-name="T19">www.karelzimmer.nl</text:span></text:a><text:span text:style-name="T8">, klik op Linux</text:span></text:p>
                </text:list-item>
                <text:list-item>
                  <text:p text:style-name="P8">$ cd scripts</text:p>
                </text:list-item>
                <text:list-item>
                  <text:p text:style-name="P8">$ sudo ./restore, kies voor Restore naar: /=orginele plek, en kies voor Restore van:</text:p>
                  <text:list>
                    <text:list-item>
                      <text:p text:style-name="P8">home --exclude=.*<text:span text:style-name="T7"><text:tab/><text:tab/><text:tab/><text:tab/>(Persoonlijke mappen)</text:span></text:p>
                    </text:list-item>
                    <text:list-item>
                      <text:p text:style-name="P8">home/*/.amsn<text:span text:style-name="T7"><text:tab/><text:tab/><text:tab/><text:tab/>(Chatten)</text:span></text:p>
                    </text:list-item>
                    <text:list-item>
                      <text:p text:style-name="P8">home/*/.evolution<text:span text:style-name="T7"><text:tab/><text:tab/><text:tab/><text:tab/>(Email en agenda)</text:span></text:p>
                    </text:list-item>
                    <text:list-item>
                      <text:p text:style-name="P13"><text:span text:style-name="T19">home/*/.mozilla</text:span><text:span text:style-name="T8"><text:tab/><text:tab/><text:tab/><text:tab/>(Internet)</text:span><text:span text:style-name="T19"><text:line-break/>(</text:span><text:span text:style-name="T8">Backup maken via $ sudo tar cvvzf /root/Backup-PC1-jjjj-mm-dd-uu.mm.ss.tar.gz /home<text:line-break/> en controleren via $ sudo tar dvvC / -f /root/Backup-PC1-jjjj-mm-dd-uu.mm.ss.tar.gz<text:line-break/> of via script backup, zie </text:span><text:a xlink:type="simple" xlink:href="http://www.karelzimmer.nl/"><text:span text:style-name="T19">www.karelzimmer.nl</text:span></text:a><text:span text:style-name="T8">, klik op Linux <text:line-break/> Backup inhoud bekijken via $ tar tvvf /root/Backup-PC1-jjjj-mm-dd-uu.mm.ss.tar.gz | less)</text:span></text:p>
                      <text:p text:style-name="P8"/>
                    </text:list-item>
                  </text:list>
                </text:list-item>
              </text:list>
            </text:list-item>
            <text:list-item>
              <text:p text:style-name="P8">Software installeren</text:p>
              <text:list>
                <text:list-item>
                  <text:p text:style-name="P13"><text:span text:style-name="T19">$ wget -P /tmp </text:span><text:a xlink:type="simple" xlink:href="http://mirror.ubuntulinux.nl/1135D466.gpg"><text:span text:style-name="T19">http://mirror.ubuntulinux.nl/1135D466.gpg</text:span></text:a><text:span text:style-name="T19"> </text:span></text:p>
                </text:list-item>
                <text:list-item>
                  <text:p text:style-name="P8">Start Synaptic <text:span text:style-name="T5">pakketbeheer</text:span></text:p>
                </text:list-item>
                <text:list-item>
                  <text:p text:style-name="P8">Schakel repository universe en multiverse in</text:p>
                </text:list-item>
                <text:list-item>
                  <text:p text:style-name="P8">Voeg pakketbron deb http://mirror.ubuntulinux.nl edgy-seveas all toe</text:p>
                </text:list-item>
                <text:list-item>
                  <text:p text:style-name="P8">Importeer sleutel 1135D466.gpg vanaf /tmp</text:p>
                </text:list-item>
                <text:list-item>
                  <text:p text:style-name="P8">Klik op Herladen</text:p>
                </text:list-item>
                <text:list-item>
                  <text:p text:style-name="P8">Markeer voor installatie<text:tab/><text:span text:style-name="T5">(Tik, deel van, pakketnaam in, evt. gevolgd door Enter)</text:span></text:p>
                  <text:list>
                    <text:list-item>
                      <text:p text:style-name="P8">ubuntu-multimedia-gnome in onderdeel Basissyteem (seveas\-meta)</text:p>
                    </text:list-item>
                    <text:list-item>
                      <text:p text:style-name="P8">ttf-fossfonts in onderdeel Diversen – Grafisch (extras)</text:p>
                    </text:list-item>
                    <text:list-item>
                      <text:p text:style-name="P8">alien<text:tab/><text:tab/>(Van .rpm naar .deb)</text:p>
                    </text:list-item>
                    <text:list-item>
                      <text:p text:style-name="P8">amsn<text:tab/><text:tab/>(MSN)</text:p>
                    </text:list-item>
                    <text:list-item>
                      <text:p text:style-name="P8">dia-gnome<text:tab/><text:tab/>(Diagram editor)</text:p>
                    </text:list-item>
                    <text:list-item>
                      <text:p text:style-name="P8">flashplugin-nonfree<text:tab/>(Adobe Flashplayer plugin)</text:p>
                    </text:list-item>
                    <text:list-item>
                      <text:p text:style-name="P8">frozen-bubble<text:tab/>(Spelletje)</text:p>
                    </text:list-item>
                    <text:list-item>
                      <text:p text:style-name="P9">inkscape<text:tab/><text:tab/>(Vector-tekenprogramma)</text:p>
                    </text:list-item>
                    <text:list-item>
                      <text:p text:style-name="P9">libmotif3<text:tab/><text:tab/>(<text:span text:style-name="T6">T.b.v. ICA Client)</text:span></text:p>
                    </text:list-item>
                    <text:list-item>
                      <text:p text:style-name="P8">msttcorefonts<text:tab/><text:span text:style-name="T5">(Microsoft True Type Core Fonts)</text:span></text:p>
                    </text:list-item>
                    <text:list-item>
                      <text:p text:style-name="P8">samba<text:tab/><text:tab/><text:span text:style-name="T5">(T.b.v. delen</text:span></text:p>
                    </text:list-item>
                    <text:list-item>
                      <text:p text:style-name="P8">smbfs<text:tab/><text:tab/><text:span text:style-name="T5"> met Windows)</text:span></text:p>
                    </text:list-item>
                    <text:list-item>
                      <text:p text:style-name="P8">sun-java5-fonts<text:tab/><text:span text:style-name="T5">(Platformonafhankelijke programmeertaal.</text:span></text:p>
                    </text:list-item>
                    <text:list-item>
                      <text:p text:style-name="P8">sun-java5-plugin<text:tab/><text:span text:style-name="T5"> Check/selecteer met $ sudo update-alternatives --config java)</text:span></text:p>
                    </text:list-item>
                    <text:list-item>
                      <text:p text:style-name="P8">wine<text:tab/><text:tab/>(Windows programma's draaien onder Linux)</text:p>
                    </text:list-item>
                  </text:list>
                </text:list-item>
                <text:list-item>
                  <text:p text:style-name="P8">Klik op Toepassen</text:p>
                </text:list-item>
              </text:list>
            </text:list-item>
            <text:list-item>
              <text:p text:style-name="P20">avast! Antivirus installeren</text:p>
              <text:list>
                <text:list-item>
                  <text:p text:style-name="P13"><text:span text:style-name="T8">Download avast! Linux Home Edition van </text:span><text:a xlink:type="simple" xlink:href="http://www.avast.com/"><text:span text:style-name="T19">http://www.avast.com</text:span></text:a><text:span text:style-name="T8"> naar /tmp</text:span><text:span text:style-name="T11"><text:line-break/></text:span><text:span text:style-name="T8">of kopieer deze vanaf Downloads CD naar /tmp</text:span></text:p>
                </text:list-item>
                <text:list-item>
                  <text:p text:style-name="P8">Open het .deb bestand en klik op Pakket installeren</text:p>
                </text:list-item>
                <text:list-item>
                  <text:p text:style-name="P14">$ sudo /usr/lib/avast4workstation/share/avast/desktop/install-desktop-entries.sh install <text:line-break/>(tab-completion)</text:p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5">Zet via Systeem &gt; Voorkeuren &gt; Hoofdmenu &gt; Hulpmiddelen: gksu voor Opdracht regel: avastgui</text:p>
                </text:list-item>
              </text:list>
            </text:list-item>
          </text:list>
        </text:list-item>
      </text:list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p text:style-name="P14">Start avast! Antivirus</text:p>
                </text:list-item>
                <text:list-item>
                  <text:p text:style-name="P8">Zet via Tools &gt; Preferences... &gt; tab Update: Update op Automatisch</text:p>
                </text:list-item>
                <text:list-item>
                  <text:p text:style-name="P8">Klik op Update database</text:p>
                </text:list-item>
                <text:list-item>
                  <text:p text:style-name="P8">Klik op Start scan</text:p>
                </text:list-item>
                <text:list-item>
                  <text:p text:style-name="P8">Klik op Quit</text:p>
                  <text:p text:style-name="P8"/>
                </text:list-item>
              </text:list>
            </text:list-item>
            <text:list-item>
              <text:p text:style-name="P8">LimeWire installeren</text:p>
              <text:list>
                <text:list-item>
                  <text:p text:style-name="P18"><text:span text:style-name="T8">Download LimeWire BETA van </text:span><text:a xlink:type="simple" xlink:href="http://www.limewire.or/"><text:span text:style-name="T21">http://www.limewire.org</text:span></text:a><text:span text:style-name="T19"> naar /tmp</text:span></text:p>
                </text:list-item>
                <text:list-item>
                  <text:p text:style-name="P8">Open het .deb bestand en klik op Pakket installeren</text:p>
                </text:list-item>
                <text:list-item>
                  <text:p text:style-name="P8"><text:span text:style-name="T14">Start LimeWire en voltooi de installatie. </text:span><text:span text:style-name="T15">Geen mappen, extensies en downloads delen. Afsluiten is Direct Afsluiten</text:span><text:span text:style-name="T14"> </text:span></text:p>
                  <text:p text:style-name="P12"/>
                </text:list-item>
              </text:list>
            </text:list-item>
            <text:list-item>
              <text:p text:style-name="P8">ICA Client installeren</text:p>
              <text:list>
                <text:list-item>
                  <text:p text:style-name="P22"><text:span text:style-name="T20">Download ICA Client 10.0 .tar.gz. van </text:span><text:a xlink:type="simple" xlink:href="http://www.citrix.com/"><text:span text:style-name="T20">http://www.citrix.com</text:span></text:a><text:span text:style-name="T22"> naar /tmp<text:line-break/></text:span><text:span text:style-name="T9">of kopieer deze vanaf Downloads CD naar /tmp</text:span></text:p>
                </text:list-item>
                <text:list-item>
                  <text:p text:style-name="P23"><text:span text:style-name="T23">Download </text:span><text:span text:style-name="T24">patchscript </text:span><text:span text:style-name="T25">citrix-icaclient-10-ubuntu van </text:span><text:a xlink:type="simple" xlink:href="http://codtech.com/wiki"><text:span text:style-name="T25">http://codtech.com/wiki</text:span></text:a><text:span text:style-name="T25"> naar /tmp<text:line-break/></text:span><text:span text:style-name="T10">of kopieer deze vanaf Downloads CD naar /tmp</text:span></text:p>
                </text:list-item>
                <text:list-item>
                  <text:p text:style-name="P24"><text:span text:style-name="T1">Pak via Archiefbeheer </text:span>en.linuxx86.tar.gz uit in <text:span text:style-name="T3">/tmp/ica </text:span></text:p>
                </text:list-item>
                <text:list-item>
                  <text:p text:style-name="P27">$ sudo /tmp/ica/setupwfc <text:tab/><text:tab/><text:tab/><text:tab/>(Installatie ICA Client)</text:p>
                </text:list-item>
                <text:list-item>
                  <text:p text:style-name="P25">$ sudo bash <text:span text:style-name="T1">/tmp/</text:span><text:span text:style-name="T13">citrix-icaclient-10-ubuntu<text:tab/><text:tab/><text:tab/>(Patch ICA Client)</text:span></text:p>
                </text:list-item>
                <text:list-item>
                  <text:p text:style-name="P25">Wijzig toetsenbordinstellingen via Toepassingen &gt; Internet &gt; Citrix Presentation Server Client &gt; Tools &gt; Settings &gt; Preferences &gt; Keyboard Layout: US-International, Keyboard Type (Client): Linux - Standard, en Keyboard Type (Server): (Default)</text:p>
                </text:list-item>
                <text:list-item>
                  <text:p text:style-name="P28">Log aan TWP</text:p>
                </text:list-item>
                <text:list-item>
                  <text:p text:style-name="P28">Open een willekeurige Toepassing</text:p>
                </text:list-item>
                <text:list-item>
                  <text:p text:style-name="P29">Kies voor openen met /usr/lib/ICAClient/wfica, vink aan: Dit vanaf nu automatisch doen voor dit type bestanden.</text:p>
                  <text:p text:style-name="P29"/>
                </text:list-item>
              </text:list>
            </text:list-item>
            <text:list-item>
              <text:p text:style-name="P26">Printer installeren</text:p>
              <text:list>
                <text:list-item>
                  <text:p text:style-name="P8">Dubbelklik Nieuwe printer<text:tab/><text:tab/>(Printer database wordt gelezen ... duurt even)</text:p>
                </text:list-item>
                <text:list-item>
                  <text:p text:style-name="P8">Printer type: Lokale of gedetecteerde printer, Gebruik een gevonden printer</text:p>
                </text:list-item>
                <text:list-item>
                  <text:p text:style-name="P8">Producent: Epson, Model: D68, Stuurprogramma: Afbeelding van hoge kwaliteit (Gutenprint) (en)</text:p>
                </text:list-item>
                <text:list-item>
                  <text:p text:style-name="P8">Naam: <text:span text:style-name="T5">WindowsPrinter</text:span>, Omschrijving: Epson Stylus D78, Lokatie: Woonkamer</text:p>
                </text:list-item>
                <text:list-item>
                  <text:p text:style-name="P8">Stel <text:span text:style-name="T5">WindowsPrinter</text:span> als standaard in</text:p>
                </text:list-item>
                <text:list-item>
                  <text:p text:style-name="P8">Deel de printer</text:p>
                </text:list-item>
              </text:list>
            </text:list-item>
            <text:list-item>
              <text:p text:style-name="P20">Printer delen met Windows<text:tab/><text:tab/>(Zie ook output $ testparm)</text:p>
              <text:list>
                <text:list-item>
                  <text:p text:style-name="P16">$ sudo cp /etc/samba/smb.conf /etc/samba/smb.conf.kzbackup </text:p>
                </text:list-item>
                <text:list-item>
                  <text:p text:style-name="P16">$ gksudo gedit /etc/samba/smb.conf</text:p>
                  <text:list>
                    <text:list-item>
                      <text:p text:style-name="P16">Haal onder # CUPS printing de ; weg voor printing = cups en voor printcap name = cups</text:p>
                    </text:list-item>
                    <text:list-item>
                      <text:p text:style-name="P16">Wijzig onder [printer] browseable = no naar yes</text:p>
                    </text:list-item>
                  </text:list>
                </text:list-item>
                <text:list-item>
                  <text:p text:style-name="P16">$ sudo smbpasswd -a karel </text:p>
                </text:list-item>
                <text:list-item>
                  <text:p text:style-name="P16">$ sudo /etc/init.d/samba restart </text:p>
                </text:list-item>
                <text:list-item>
                  <text:p text:style-name="P17">$ sudo /etc/init.d/cupsys restart </text:p>
                  <text:list>
                    <text:list-header>
                      <text:p text:style-name="P17"/>
                      <text:p text:style-name="P17"/>
                    </text:list-header>
                  </text:list>
                </text:list-item>
              </text:list>
            </text:list-item>
          </text:list>
        </text:list-item>
        <text:list-item>
          <text:p text:style-name="P8">Gebruikers inrichten</text:p>
          <text:p text:style-name="P8"/>
          <text:list>
            <text:list-item>
              <text:p text:style-name="P8">Aanmelden als karel</text:p>
              <text:list>
                <text:list-item>
                  <text:p text:style-name="P8">Open karel's persoonlijke map en controleer inhoud</text:p>
                </text:list-item>
                <text:list-item>
                  <text:p text:style-name="P8">Configureer Evolution e-mail</text:p>
                </text:list-item>
              </text:list>
              <text:p text:style-name="P8"/>
            </text:list-item>
            <text:list-item>
              <text:p text:style-name="P8">Aanmelden als gast</text:p>
            </text:list-item>
            <text:list-item>
              <text:p text:style-name="P8">Open gast's persoonlijke map, controleer inhoud en selecteer Eenmalig klikken om items te activeren</text:p>
            </text:list-item>
            <text:list-item>
              <text:p text:style-name="P12">Start LimeWire en voltooi de installatie. <text:span text:style-name="T12">Geen mappen, extensies en downloads delen. Afsluiten is Direct Afsluiten</text:span> </text:p>
            </text:list-item>
            <text:list-item>
              <text:p text:style-name="P12">Verwijder Evolution e-mail</text:p>
              <text:p text:style-name="P12"/>
            </text:list-item>
          </text:list>
        </text:list-item>
      </text:list>
      <text:list text:style-name="L4">
        <text:list-item>
          <text:list>
            <text:list-header>
              <text:p text:style-name="P7"/>
            </text:list-header>
          </text:list>
          <text:p text:style-name="P5"><text:span text:style-name="T17">NOTE: </text:span><text:span text:style-name="T18">Installatie PC1 (Linux) voltooi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Arial" fo:font-size="10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size="10pt" style:font-size-asian="10pt" style:font-name-complex="Courier New1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Bitstream Vera Sans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Standaardalinea-lettertype" style:family="text"/>
    <style:style style:name="WW-Opsommingstekens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prefix=" " style:num-suffix=" " style:num-format="1"/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"/>
    </style:style>
    <style:style style:name="P3" style:family="paragraph" style:parent-style-name="Footer">
      <style:text-properties style:font-name="Bitstream Vera Sans"/>
    </style:style>
    <style:style style:name="T1" style:family="text">
      <style:text-properties fo:language="nl" fo:country="NL" style:language-asian="nl" style:country-asian="NL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5cm" fo:margin-left="0cm" fo:margin-right="0cm" fo:margin-bottom="0.466cm" style:dynamic-spacing="true"/>
      </style:header-style>
      <style:footer-style>
        <style:header-footer-properties fo:min-height="1.355cm" fo:margin-left="0cm" fo:margin-right="0cm" fo:margin-top="0.855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ext:p text:style-name="P1"><text:file-name text:display="name">Checklist Installatie PC1 Linux Ubuntu 6.10 Desktop i386</text:file-name><text:tab/><text:date style:data-style-name="N36" text:date-value="2008-08-19T10:17:07.99">19-08-2008</text:date></text:p>
      </style:header>
      <style:footer>
        <text:p text:style-name="P2"/>
        <text:p text:style-name="P3"><text:span text:style-name="T1">Karel Zimmer</text:span><text:tab/><text:tab/><text:page-number style:num-format="1" text:select-page="current">4</text:page-number>/<text:page-count style:num-format="1">4</text:page-count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subject>Installatie PC software</dc:subject>
    <meta:initial-creator>Karel Zimmer</meta:initial-creator>
    <meta:creation-date>1995-11-21T17:41:00</meta:creation-date>
    <dc:creator>Karel</dc:creator>
    <dc:date>2008-08-19T10:17:08</dc:date>
    <meta:printed-by>Karel Zimmer</meta:printed-by>
    <meta:print-date>2007-04-17T13:21:35</meta:print-date>
    <meta:keyword>Installatie</meta:keyword>
    <meta:keyword>Checklist</meta:keyword>
    <meta:keyword>Linux</meta:keyword>
    <dc:language>nl-NL</dc:language>
    <meta:editing-cycles>509</meta:editing-cycles>
    <meta:editing-duration>P1DT2H18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11" meta:word-count="827" meta:character-count="5802"/>
  </office:meta>
</office:document-meta>
</file>